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빅데이터를 활용한 스마트 도시관리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조장</text:span></text:p>
            <text:p><text:span text:style-name="T2">응원이</text:span></text:p>
            <text:p><text:span text:style-name="T2">낙서쟁이</text:span></text:p>
            <text:p><text:span text:style-name="T2">프로서치러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목차 </text:p>
          </draw:text-box>
        </draw:frame>
        <draw:frame presentation:style-name="pr4" draw:text-style-name="P5" draw:layer="layout" svg:width="16.8cm" svg:height="11.715cm" svg:x="1.4cm" svg:y="3.285cm" presentation:class="outline" presentation:user-transformed="true">
          <draw:text-box>
            <text:list text:style-name="L2">
              <text:list-item>
                <text:p>빅데이터 시대의 도래</text:p>
                <text:list>
                  <text:list-item>
                    <text:p>빅데이터에 대한 관심 증대</text:p>
                  </text:list-item>
                  <text:list-item>
                    <text:p>빅데이터란</text:p>
                  </text:list-item>
                </text:list>
              </text:list-item>
              <text:list-item>
                <text:p>도시문제에 대한 빅데이터 적용 방법</text:p>
              </text:list-item>
              <text:list-item>
                <text:p>빅데이터를 통한 도시관리</text:p>
                <text:list>
                  <text:list-item>
                    <text:p>스마트 물류</text:p>
                  </text:list-item>
                  <text:list-item>
                    <text:p>빅데이터 활용 모델 - 주택분야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도시문제에 대한 빅데이터 적용 방법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홍수, 침수지역 발생 : SNS를 통해 침수 지도 작성 및 실시간 전파</text:p>
              </text:list-item>
              <text:list-item>
                <text:p>교통 혼잡에 따른 소통 문제 : 실시간 교통 정보 제공, 예측 교통 정보 제공 </text:p>
              </text:list-item>
              <text:list-item>
                <text:p>에너지 전력 문제 : 실시간 사용량 체크, 고객 중심의 합리적 에너지 소비 유도 </text:p>
              </text:list-item>
              <text:list-item>
                <text:p>낙후지역 개발 : 지역 주민의 다양한 생활 데이터 분석을 통한 맞춤형 도시 개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빅데이터와 스마트 물류 예: <text:s/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막대한 데이터와 화물의 물동 예측을 통해 오류 제거할 수 <text:s/>있다. </text:p>
              </text:list-item>
              <text:list-item>
                <text:p>빅데이터와 물류가 만나면서 흐름에 대한 예경보가 가능하다.</text:p>
              </text:list-item>
              <text:list-item>
                <text:p>빠르고 합리적인 물류 배송 계획을 수립할 수 있다.</text:p>
              </text:list-item>
              <text:list-item>
                <text:p>교통수단이나 노선 최적화가 가능하다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빅데이터 활용 모델 – 주택분야 예: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국가공간정보유통시스템(www.nsic.go.kr)에서 전수 조사하여 빅데이터를 공개</text:p>
              </text:list-item>
              <text:list-item>
                <text:p>공공데이터포털 : 전국개별주택가격정보표준데이터 (data.go.kr)</text:p>
                <text:p>* 캡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54:08.408829654</meta:creation-date>
    <meta:generator>LibreOffice/6.4.5.2$Linux_X86_64 LibreOffice_project/40$Build-2</meta:generator>
    <dc:date>2020-10-06T14:56:23.897520537</dc:date>
    <meta:editing-duration>PT1H50M44S</meta:editing-duration>
    <meta:editing-cycles>37</meta:editing-cycles>
    <meta:document-statistic meta:object-count="41"/>
  </office:meta>
</office:document-meta>
</file>